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lamquoctung/Gitproject" text:style-name="Internet_20_link" text:visited-style-name="Visited_20_Internet_20_Link">https://github.com/lamquoctung/Gitprojec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7:21:28.917544762</meta:creation-date>
    <dc:date>2020-03-30T17:21:52.124910713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41" meta:non-whitespace-character-count="41"/>
    <meta:generator>LibreOffice/6.0.7.3$Linux_X86_64 LibreOffice_project/00m0$Build-3</meta:generator>
  </office:meta>
</office:document-meta>
</file>